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paragraph-rsid="0009ae48" style:font-size-asian="19.25pt" style:font-size-complex="22pt"/>
    </style:style>
    <style:style style:name="T1" style:family="text">
      <style:text-properties officeooo:rsid="0009ae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NEXE : NOUVEAU MCC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lly </meta:initial-creator>
    <meta:creation-date>2011-01-31T18:13:55</meta:creation-date>
    <meta:document-statistic meta:table-count="0" meta:image-count="0" meta:object-count="0" meta:page-count="1" meta:paragraph-count="1" meta:word-count="4" meta:character-count="20"/>
    <dc:date>2011-01-31T18:31:50</dc:date>
    <dc:creator>Billy </dc:creator>
    <meta:editing-duration>PT00H17M55S</meta:editing-duration>
    <meta:editing-cycles>1</meta:editing-cycles>
    <meta:generator>OpenOffice.org/3.2$Unix OpenOffice.org_project/320m19$Build-9505</meta:generator>
  </office:meta>
</office:document-meta>
</file>